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38cm"/>
    </style:style>
    <style:style style:name="co2" style:family="table-column">
      <style:table-column-properties fo:break-before="auto" style:column-width="13.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8.311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5.849cm"/>
    </style:style>
    <style:style style:name="co11" style:family="table-column">
      <style:table-column-properties fo:break-before="auto" style:column-width="6.1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ta1" style:family="table" style:master-page-name="PageStyle_5f_Comparações_20_Mensais">
      <style:table-properties table:display="true" style:writing-mode="lr-tb"/>
    </style:style>
    <style:style style:name="ta2" style:family="table" style:master-page-name="PageStyle_5f_Médias_20_por_20_País">
      <style:table-properties table:display="true" style:writing-mode="lr-tb"/>
    </style:style>
    <style:style style:name="ta3" style:family="table" style:master-page-name="PageStyle_5f_Testes_20_Estatístic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ações Mens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Mes/Ano</text:p>
          </table:table-cell>
          <table:table-cell table:style-name="ce1" office:value-type="string" calcext:value-type="string">
            <text:p>Compa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=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Suecia (1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Suecia (1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Finlandia (1.2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Suecia (1.5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Suecia (1.5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Alemanha (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Suec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Suec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Finlandia (1.1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Suecia (1.3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Suecia (1.3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Eston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Finlandia (0.9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Finlandia (0.9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Suecia (0.8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Finlandia (-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Suecia (-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Finlandia (-0.3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Estonia =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Finlandia (-0.3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Finlandia (-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Finlandi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Suec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Finlandia (-0.1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Grecia (-0.7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Finlandia (-0.1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Finlandi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Finland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Alemanh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Finlandia (0.1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Estonia (-1.6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Finlandia (0.1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Finland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Alemanha (0.0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Alemanha (0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Alemanha (0.0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Alemanha (0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Estonia (-1.3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= Su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Alemanha (-0.1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Alemanh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Alemanha (-0.1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Alemanh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Estonia (-1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Finland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Alemanha (-0.4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Alemanha (-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Alemanha (-0.4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Alemanha (-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Estonia (-1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Finland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Alemanha (-0.5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Alemanha (-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Alemanha (-0.5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Alemanha (-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Estonia (-1.7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Finland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Alemanha (-0.7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Alemanha (-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Estonia (-1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= Su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Alemanha (-0.7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Alemanha (-0.7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Estonia (-0.9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Finland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Finland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Alemanh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Finlandia (1.0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Estonia (0.3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Finlandia (1.0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Finland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Alemanh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Finlandia (0.9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Estonia (0.5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Finlandia (0.9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Finlandia (1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Alemanha (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Finlandia (1.4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Estonia (0.9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Finlandia (1.4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Finlandia (1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Alemanha (2.1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Alemanha (2.1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Estonia (1.6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Finlandia (2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Alemanh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(2.4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(2.4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= Su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Su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Finlandia (2.3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Suecia (2.4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Suecia (2.4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Finland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Finland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Finlandia (1.9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Finlandia (1.9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Suecia (1.8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Alemanh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Finlandia (1.8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Finlandia =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Suecia (1.8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Alemanha (3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Suecia (2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Suecia (2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Finlandia (1.8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Suecia (2.5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Suecia (2.5) &gt; Grecia (1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Estonia (6.4) &gt; Alemanh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Alemanha (4.1) &gt; Finlandia (2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Alemanha (4.1) &gt; Gr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Alemanha (4.1) &gt; Sueci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Estonia (6.4) &gt; Finlandia (2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Estonia (6.4) &gt; Gr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Estonia (6.4) &gt; Sueci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Finlandia (2.1) &gt; Gr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Suecia (3.0) &gt; Finlandia (2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1</text:p>
          </table:table-cell>
          <table:table-cell office:value-type="string" calcext:value-type="string">
            <text:p>Suecia (3.0) &gt; Gr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Estonia (6.8) &gt; Alemanha (4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Alemanha (4.6) &gt; Finland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Alemanha (4.6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Alemanha (4.6) &gt; Suecia (3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Estonia (6.8) &gt; Finland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Estonia (6.8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Estonia (6.8) &gt; Suecia (3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Finlandia =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Suecia (3.3) &gt; Finland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1</text:p>
          </table:table-cell>
          <table:table-cell office:value-type="string" calcext:value-type="string">
            <text:p>Suecia (3.3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Estonia (8.6) &gt; Alemanha (6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Alemanha (6.0) &gt; Finland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Alemanha (6.0) &gt; Grecia (4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Alemanha (6.0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Estonia (8.6) &gt; Finland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Estonia (8.6) &gt; Grecia (4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Estonia (8.6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Grecia (4.0) &gt; Finland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Suecia (3.9) &gt; Finland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1</text:p>
          </table:table-cell>
          <table:table-cell office:value-type="string" calcext:value-type="string">
            <text:p>Grecia (4.0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Estonia (12.0) &gt; Alemanha (5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Alemanha (5.7) &gt; Finlandia (3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Alemanha (5.7) &gt; Gr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Alemanha (5.7) &gt; Su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Estonia (12.0) &gt; Finlandia (3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Estonia (12.0) &gt; Gr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Estonia (12.0) &gt; Su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Grecia (4.4) &gt; Finlandia (3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Suecia (4.5) &gt; Finlandia (3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1</text:p>
          </table:table-cell>
          <table:table-cell office:value-type="string" calcext:value-type="string">
            <text:p>Suecia (4.5) &gt; Gr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Estonia (11.0) &gt; Alemanha (5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Alemanha (5.1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Grecia (5.5) &gt; Alemanha (5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Alemanha (5.1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Estonia (11.0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Estonia (11.0) &gt; Grecia (5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Estonia (11.0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Grecia (5.5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Finlandia (4.1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2</text:p>
          </table:table-cell>
          <table:table-cell office:value-type="string" calcext:value-type="string">
            <text:p>Grecia (5.5) &gt; Suec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Estonia (11.6) &gt; Alemanha (5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Alemanha (5.5) &gt; Finland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Grecia (6.3) &gt; Alemanha (5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Alemanha (5.5) &gt; Su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Estonia (11.6) &gt; Finland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Estonia (11.6) &gt; Gr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Estonia (11.6) &gt; Su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Grecia (6.3) &gt; Finland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Finlandia = Su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2</text:p>
          </table:table-cell>
          <table:table-cell office:value-type="string" calcext:value-type="string">
            <text:p>Grecia (6.3) &gt; Suecia (4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Estonia (14.8) &gt; Alemanh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Alemanha (7.6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Grecia (8.0) &gt; Alemanh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Alemanha (7.6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Estonia (14.8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Estonia (14.8) &gt; Grec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Estonia (14.8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Grecia (8.0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Suecia (6.3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2</text:p>
          </table:table-cell>
          <table:table-cell office:value-type="string" calcext:value-type="string">
            <text:p>Grecia (8.0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Estonia (19.1) &gt; Alemanha (7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Alemanha (7.8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Grecia (9.1) &gt; Alemanha (7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Alemanha (7.8) &gt; Suecia (6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Estonia (19.1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Estonia (19.1) &gt; Grecia (9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Estonia (19.1) &gt; Suecia (6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Grecia (9.1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Suecia (6.6) &gt; Finlandia (5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2</text:p>
          </table:table-cell>
          <table:table-cell office:value-type="string" calcext:value-type="string">
            <text:p>Grecia (9.1) &gt; Suecia (6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Estonia (20.1) &gt; Alemanha (8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Alemanha (8.7) &gt; Finlandia (7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Grecia (10.5) &gt; Alemanha (8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Alemanha (8.7) &gt; Suecia (7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Estonia (20.1) &gt; Finlandia (7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Estonia (20.1) &gt; Grecia (10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Estonia (20.1) &gt; Suecia (7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Grecia (10.5) &gt; Finlandia (7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Suecia (7.5) &gt; Finlandia (7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2</text:p>
          </table:table-cell>
          <table:table-cell office:value-type="string" calcext:value-type="string">
            <text:p>Grecia (10.5) &gt; Suecia (7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Estonia (22.0) &gt; Alemanha (8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Alemanha (8.2) &gt; Finlandia (8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Grecia (11.6) &gt; Alemanha (8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Suecia (8.9) &gt; Alemanha (8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Estonia (22.0) &gt; Finlandia (8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Estonia (22.0) &gt; Grecia (11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Estonia (22.0) &gt; Suecia (8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Grecia (11.6) &gt; Finlandia (8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Suecia (8.9) &gt; Finlandia (8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2</text:p>
          </table:table-cell>
          <table:table-cell office:value-type="string" calcext:value-type="string">
            <text:p>Grecia (11.6) &gt; Suecia (8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Estonia (23.2) &gt; Alemanha (8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Alemanha (8.5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Grecia (11.3) &gt; Alemanha (8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Alemanha (8.5) &gt; Suecia (8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Estonia (23.2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Estonia (23.2) &gt; Grecia (1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Estonia (23.2) &gt; Suecia (8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Grecia (11.3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Suecia (8.3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2</text:p>
          </table:table-cell>
          <table:table-cell office:value-type="string" calcext:value-type="string">
            <text:p>Grecia (11.3) &gt; Suecia (8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Estonia (25.2) &gt; Alemanh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Alemanha (8.8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Grecia (11.2) &gt; Alemanh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Suecia (9.5) &gt; Alemanh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Estonia (25.2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Estonia (25.2) &gt; Grecia (11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Estonia (25.2) &gt; Suecia (9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Grecia (11.2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Suecia (9.5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2</text:p>
          </table:table-cell>
          <table:table-cell office:value-type="string" calcext:value-type="string">
            <text:p>Grecia (11.2) &gt; Suecia (9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Estonia (24.1) &gt; Alemanha (10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Alemanha (10.9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Grecia (12.1) &gt; Alemanha (10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Alemanha (10.9) &gt; Suecia (10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Estonia (24.1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Estonia (24.1) &gt; Grecia (12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Estonia (24.1) &gt; Suecia (10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Grecia (12.1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Suecia (10.3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2</text:p>
          </table:table-cell>
          <table:table-cell office:value-type="string" calcext:value-type="string">
            <text:p>Grecia (12.1) &gt; Suecia (10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Estonia (22.5) &gt; Alemanha (11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Grecia (9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Suecia (9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Estonia (22.5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Estonia (22.5) &gt; Grecia (9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Estonia (22.5) &gt; Suecia (9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Grecia (9.5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Suecia (9.8) &gt; Finlandia (8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2</text:p>
          </table:table-cell>
          <table:table-cell office:value-type="string" calcext:value-type="string">
            <text:p>Suecia (9.8) &gt; Grecia (9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Estonia (21.4) &gt; Alemanha (1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Finlandia (9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Grec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Suecia (10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Estonia (21.4) &gt; Finlandia (9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Estonia (21.4) &gt; Grec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Estonia (21.4) &gt; Suecia (10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Finlandia (9.1) &gt; Grec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Suecia (10.1) &gt; Finlandia (9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2</text:p>
          </table:table-cell>
          <table:table-cell office:value-type="string" calcext:value-type="string">
            <text:p>Suecia (10.1) &gt; Grec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Estonia (17.5) &gt; Alemanha (9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Alemanha (9.6) &gt; Finland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Alemanha (9.6) &gt; Greci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Suecia (10.8) &gt; Alemanha (9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Estonia (17.5) &gt; Finland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Estonia (17.5) &gt; Greci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Estonia (17.5) &gt; Suecia (10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Finlandia (8.8) &gt; Greci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Suecia (10.8) &gt; Finlandia (8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2</text:p>
          </table:table-cell>
          <table:table-cell office:value-type="string" calcext:value-type="string">
            <text:p>Suecia (10.8) &gt; Greci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Estonia (18.6) &gt; Alemanha (9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Alemanha (9.2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Alemanha (9.2) &gt; Grecia (7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Suecia (9.6) &gt; Alemanha (9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Estonia (18.6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Estonia (18.6) &gt; Grecia (7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Estonia (18.6) &gt; Suecia (9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Finlandia (7.9) &gt; Grecia (7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Suecia (9.6) &gt; Finlandia (7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n/2023</text:p>
          </table:table-cell>
          <table:table-cell office:value-type="string" calcext:value-type="string">
            <text:p>Suecia (9.6) &gt; Grecia (7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Estonia (17.8) &gt; Alemanha (9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Alemanha (9.3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Alemanha (9.3) &gt; Grecia (6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Suecia (9.7) &gt; Alemanha (9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Estonia (17.8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Estonia (17.8) &gt; Grecia (6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Estonia (17.8) &gt; Suecia (9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Finlandia (8.0) &gt; Grecia (6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Suecia (9.7) &gt; Finlandia (8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/2023</text:p>
          </table:table-cell>
          <table:table-cell office:value-type="string" calcext:value-type="string">
            <text:p>Suecia (9.7) &gt; Grecia (6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Estonia (15.6) &gt; Alemanha (7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Alemanha (7.8) &gt; Finlandia (6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Alemanha (7.8) &gt; Grecia (5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Suecia (8.1) &gt; Alemanha (7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Estonia (15.6) &gt; Finlandia (6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Estonia (15.6) &gt; Grecia (5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Estonia (15.6) &gt; Suecia (8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Finlandia (6.7) &gt; Grecia (5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Suecia (8.1) &gt; Finlandia (6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/2023</text:p>
          </table:table-cell>
          <table:table-cell office:value-type="string" calcext:value-type="string">
            <text:p>Suecia (8.1) &gt; Grecia (5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Estonia (13.2) &gt; Alemanh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Alemanha (7.6) &gt; Finland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Alemanha (7.6) &gt; Gr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Suecia (7.7) &gt; Alemanha (7.6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Estonia (13.2) &gt; Finland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Estonia (13.2) &gt; Gr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Estonia (13.2) &gt; Suecia (7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Finlandia (6.3) &gt; Gr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Suecia (7.7) &gt; Finland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/2023</text:p>
          </table:table-cell>
          <table:table-cell office:value-type="string" calcext:value-type="string">
            <text:p>Suecia (7.7) &gt; Gr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Estonia (11.2) &gt; Alemanh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Alemanha (6.3) &gt; Finlandia (5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Alemanha (6.3) &gt; Grec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Suecia (6.7) &gt; Alemanh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Estonia (11.2) &gt; Finlandia (5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Estonia (11.2) &gt; Grec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Estonia (11.2) &gt; Suecia (6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Finlandia (5.0) &gt; Grec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Suecia (6.7) &gt; Finlandia (5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/2023</text:p>
          </table:table-cell>
          <table:table-cell office:value-type="string" calcext:value-type="string">
            <text:p>Suecia (6.7) &gt; Grec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Estonia (9.0) &gt; Alemanha (6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Alemanha (6.8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Alemanha (6.8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Alemanha (6.8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Estonia (9.0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Estonia (9.0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Estonia (9.0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Finlandia (4.1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Suecia (6.3) &gt; Finlandia (4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/2023</text:p>
          </table:table-cell>
          <table:table-cell office:value-type="string" calcext:value-type="string">
            <text:p>Suecia (6.3) &gt; Grecia (2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Alemanha (6.5) &gt; Estonia (6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Alemanha (6.5) &gt; Finlandia (4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Alemanha (6.5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Alemanha (6.5) &gt; Suecia (6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Estonia (6.2) &gt; Finlandia (4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Estonia (6.2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Suecia (6.3) &gt; Estonia (6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Finlandia (4.2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Suecia (6.3) &gt; Finlandia (4.2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l/2023</text:p>
          </table:table-cell>
          <table:table-cell office:value-type="string" calcext:value-type="string">
            <text:p>Suecia (6.3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Alemanha (6.4) &gt; Estonia (4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Alemanha (6.4) &gt; Finlandia (3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Alemanha (6.4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Alemanha (6.4) &gt; Suecia (4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Estonia (4.3) &gt; Finlandia (3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Estonia (4.3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Suecia (4.5) &gt; Estonia (4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Grecia (3.5) &gt; Finlandia (3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Suecia (4.5) &gt; Finlandia (3.1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go/2023</text:p>
          </table:table-cell>
          <table:table-cell office:value-type="string" calcext:value-type="string">
            <text:p>Suecia (4.5) &gt; Grecia (3.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Alemanha (4.3) &gt; Estonia (3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Alemanha (4.3) &gt; Finlandi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Alemanha (4.3) &gt; Grec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Alemanha (4.3) &gt; Suecia (3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Estonia (3.9) &gt; Finlandi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Estonia (3.9) &gt; Grec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Estonia (3.9) &gt; Suecia (3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Finlandia (3.0) &gt; Grec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Suecia (3.7) &gt; Finlandi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/2023</text:p>
          </table:table-cell>
          <table:table-cell office:value-type="string" calcext:value-type="string">
            <text:p>Suecia (3.7) &gt; Grec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Estonia (5.0) &gt; Alemanh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Alemanha (3.0) &gt; Finland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Grecia (3.8) &gt; Alemanh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Suecia (4.0) &gt; Alemanha (3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Estonia (5.0) &gt; Finland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Estonia (5.0) &gt; Grecia (3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Estonia (5.0) &gt; Suecia (4.0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Grecia (3.8) &gt; Finland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Suecia (4.0) &gt; Finlandia (2.4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/2023</text:p>
          </table:table-cell>
          <table:table-cell office:value-type="string" calcext:value-type="string">
            <text:p>Suecia (4.0) &gt; Grecia (3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Estonia (4.1) &gt; Alemanha (2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Alemanha (2.3) &gt; Finlandia (0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Grecia (2.9) &gt; Alemanha (2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Suecia (3.3) &gt; Alemanha (2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Estonia (4.1) &gt; Finlandia (0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Estonia (4.1) &gt; Grecia (2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Estonia (4.1) &gt; Suecia (3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Grecia (2.9) &gt; Finlandia (0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Suecia (3.3) &gt; Finlandia (0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/2023</text:p>
          </table:table-cell>
          <table:table-cell office:value-type="string" calcext:value-type="string">
            <text:p>Suecia (3.3) &gt; Grecia (2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Estonia (4.3) &gt; Alemanha (3.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Alemanha (3.8) &gt; Finlandia (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Alemanha (3.8) &gt; Grecia (3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Alemanha (3.8) &gt; Su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Estonia (4.3) &gt; Finlandia (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Estonia (4.3) &gt; Grecia (3.7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Estonia (4.3) &gt; Suecia (1.9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Grecia (3.7) &gt; Finlandia (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Suecia (1.9) &gt; Finlandia (1.3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z/2023</text:p>
          </table:table-cell>
          <table:table-cell office:value-type="string" calcext:value-type="string">
            <text:p>Grecia (3.7) &gt; Suecia (1.9)</text:p>
          </table:table-cell>
          <table:table-cell table:number-columns-repeated="16382"/>
        </table:table-row>
      </table:table>
      <table:table table:name="Médias por Paí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Média Infl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emanha</text:p>
          </table:table-cell>
          <table:table-cell office:value-type="float" office:value="4.58125" calcext:value-type="float">
            <text:p>4,58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8.17083333333333" calcext:value-type="float">
            <text:p>8,17083333333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float" office:value="3.50625" calcext:value-type="float">
            <text:p>3,50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cia</text:p>
          </table:table-cell>
          <table:table-cell office:value-type="float" office:value="3.20625" calcext:value-type="float">
            <text:p>3,20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ecia</text:p>
          </table:table-cell>
          <table:table-cell office:value-type="float" office:value="4.33125" calcext:value-type="float">
            <text:p>4,33125</text:p>
          </table:table-cell>
          <table:table-cell table:number-columns-repeated="16382"/>
        </table:table-row>
      </table:table>
      <table:table table:name="Testes Estatísticos" table:style-name="ta3">
        <office:forms form:automatic-focus="false" form:apply-design-mode="false"/>
        <table:shapes>
          <draw:frame draw:z-index="0" draw:style-name="gr1" draw:text-style-name="P1" svg:width="23.83cm" svg:height="11.556cm" svg:x="0cm" svg:y="5.683cm">
            <draw:object draw:notify-on-update-of-ranges="'Testes Estatísticos'.A1:'Testes Estatísticos'.B1 'Testes Estatísticos'.A2:'Testes Estatísticos'.B11 'Testes Estatísticos'.C1:'Testes Estatísticos'.C1 'Testes Estatísticos'.C2:'Testes Estatísticos'.C11 'Testes Estatísticos'.D1:'Testes Estatísticos'.D1 'Testes Estatísticos'.D2:'Testes Estatísticos'.D11 'Testes Estatísticos'.E1:'Testes Estatísticos'.E1 'Testes Estatísticos'.E2:'Testes Estatísticos'.E11 'Testes Estatísticos'.F1:'Testes Estatísticos'.F1 'Testes Estatísticos'.F2:'Testes Estatísticos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6378" table:default-cell-style-name="Default"/>
        <table:table-row table:style-name="ro4">
          <table:table-cell table:style-name="ce1" office:value-type="string" calcext:value-type="string">
            <text:p>País 1</text:p>
          </table:table-cell>
          <table:table-cell table:style-name="ce1" office:value-type="string" calcext:value-type="string">
            <text:p>País 2</text:p>
          </table:table-cell>
          <table:table-cell table:style-name="ce1" office:value-type="string" calcext:value-type="string">
            <text:p>Medias Pais 1</text:p>
          </table:table-cell>
          <table:table-cell table:style-name="ce1" office:value-type="string" calcext:value-type="string">
            <text:p>Medias pais 2</text:p>
          </table:table-cell>
          <table:table-cell table:style-name="ce1" office:value-type="string" calcext:value-type="string">
            <text:p>Ttest/P.value</text:p>
          </table:table-cell>
          <table:table-cell table:style-name="ce1" office:value-type="string" calcext:value-type="string">
            <text:p>Comparaçã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Eston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8.17083333333333" calcext:value-type="float">
            <text:p>8,17083333333333</text:p>
          </table:table-cell>
          <table:table-cell office:value-type="float" office:value="0.00877384983309203" calcext:value-type="float">
            <text:p>0,00877384983309203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Finland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0.112994691257166" calcext:value-type="float">
            <text:p>0,112994691257166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Grec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0985642086732287" calcext:value-type="float">
            <text:p>0,0985642086732287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Suec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725186078139132" calcext:value-type="float">
            <text:p>0,72518607813913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Finlandia</text:p>
          </table:table-cell>
          <table:table-cell office:value-type="float" office:value="8.17083333" calcext:value-type="float">
            <text:p>8,17083333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0.000659293942235597" calcext:value-type="float">
            <text:p>0,00065929394223559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Grecia</text:p>
          </table:table-cell>
          <table:table-cell office:value-type="float" office:value="8.1708333333" calcext:value-type="float">
            <text:p>8,1708333333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000595137676236317" calcext:value-type="float">
            <text:p>0,00059513767623631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Suecia</text:p>
          </table:table-cell>
          <table:table-cell office:value-type="float" office:value="8.1708333333" calcext:value-type="float">
            <text:p>8,1708333333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00491509991091877" calcext:value-type="float">
            <text:p>0,0049150999109187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Grecia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69887457841529" calcext:value-type="float">
            <text:p>0,69887457841529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Suecia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206936059585872" calcext:value-type="float">
            <text:p>0,20693605958587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Suecia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166010797157672" calcext:value-type="float">
            <text:p>0,16601079715767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3" table:number-rows-repeated="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5:54:55.799097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édias_20_por_20_País" style:display-name="PageStyle_Médias por Paí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arações_20_Mensais" style:display-name="PageStyle_Comparações Mens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es_20_Estatísticos" style:display-name="PageStyle_Testes Estatíst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3-13T17:24:45</meta:creation-date>
    <dc:date>2025-03-13T16:51:36.132988570</dc:date>
    <meta:generator>LibreOffice/24.2.7.2$Linux_X86_64 LibreOffice_project/420$Build-2</meta:generator>
    <meta:editing-duration>PT17M30S</meta:editing-duration>
    <meta:editing-cycles>2</meta:editing-cycles>
    <meta:document-statistic meta:table-count="3" meta:cell-count="1040" meta:object-count="1"/>
    <meta:user-defined meta:name="AppVersion">3.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31cm" svg:height="11.557cm" xlink:href=".." xlink:type="simple" chart:class="chart:bar" chart:style-name="ch1">
        <chart:title svg:x="10.125cm" svg:y="0.367cm" chart:style-name="ch2">
          <text:p>Teste Estatistico </text:p>
        </chart:title>
        <chart:subtitle svg:x="11.197cm" svg:y="1.377cm" chart:style-name="ch3">
          <text:p>Paises </text:p>
        </chart:subtitle>
        <chart:legend chart:legend-position="end" svg:x="20.933cm" svg:y="4.732cm" style:legend-expansion="high" chart:style-name="ch4"/>
        <chart:plot-area chart:style-name="ch5" table:cell-range-address="'Testes Estatísticos'.A1:'Testes Estatísticos'.F11" chart:data-source-has-labels="both" svg:x="0.476cm" svg:y="2.291cm" svg:width="19.981cm" svg:height="9.035cm">
          <chart:coordinate-region svg:x="0.912cm" svg:y="2.49cm" svg:width="19.545cm" svg:height="7.791cm"/>
          <chart:axis chart:dimension="x" chart:name="primary-x" chart:style-name="ch6" chartooo:axis-type="auto">
            <chartooo:date-scale/>
            <chart:categories table:cell-range-address="'Testes Estatísticos'.A2:'Testes Estatísticos'.B11"/>
          </chart:axis>
          <chart:axis chart:dimension="y" chart:name="primary-y" chart:style-name="ch7"/>
          <chart:series chart:style-name="ch8" chart:values-cell-range-address="'Testes Estatísticos'.C2:'Testes Estatísticos'.C11" chart:label-cell-address="'Testes Estatísticos'.C1:'Testes Estatísticos'.C1" chart:class="chart:bar">
            <chart:data-point chart:repeated="10"/>
          </chart:series>
          <chart:series chart:style-name="ch9" chart:values-cell-range-address="'Testes Estatísticos'.D2:'Testes Estatísticos'.D11" chart:label-cell-address="'Testes Estatísticos'.D1:'Testes Estatísticos'.D1" chart:class="chart:bar">
            <chart:data-point chart:repeated="10"/>
          </chart:series>
          <chart:series chart:style-name="ch10" chart:values-cell-range-address="'Testes Estatísticos'.E2:'Testes Estatísticos'.E11" chart:label-cell-address="'Testes Estatísticos'.E1:'Testes Estatísticos'.E1" chart:class="chart:bar">
            <chart:data-point chart:repeated="10"/>
          </chart:series>
          <chart:series chart:style-name="ch11" chart:values-cell-range-address="'Testes Estatísticos'.F2:'Testes Estatísticos'.F11" chart:label-cell-address="'Testes Estatísticos'.F1:'Testes Estatísticos'.F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s Pais 1</text:p>
                <draw:g>
                  <svg:desc>'Testes Estatísticos'.C1:'Testes Estatísticos'.C1</svg:desc>
                </draw:g>
              </table:table-cell>
              <table:table-cell office:value-type="string">
                <text:p>Medias pais 2</text:p>
                <draw:g>
                  <svg:desc>'Testes Estatísticos'.D1:'Testes Estatísticos'.D1</svg:desc>
                </draw:g>
              </table:table-cell>
              <table:table-cell office:value-type="string">
                <text:p>Ttest/P.value</text:p>
                <draw:g>
                  <svg:desc>'Testes Estatísticos'.E1:'Testes Estatísticos'.E1</svg:desc>
                </draw:g>
              </table:table-cell>
              <table:table-cell office:value-type="string">
                <text:p>Comparação</text:p>
                <draw:g>
                  <svg:desc>'Testes Estatísticos'.F1:'Testes Estatístico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manha Estonia</text:p>
                <text:list>
                  <text:list-item>
                    <text:p>Alemanha</text:p>
                  </text:list-item>
                  <text:list-item>
                    <text:p>Estonia</text:p>
                  </text:list-item>
                </text:list>
                <draw:g>
                  <svg:desc>'Testes Estatísticos'.A2:'Testes Estatísticos'.B11</svg:desc>
                </draw:g>
              </table:table-cell>
              <table:table-cell office:value-type="float" office:value="4.58125">
                <text:p>4.58125</text:p>
                <draw:g>
                  <svg:desc>'Testes Estatísticos'.C2:'Testes Estatísticos'.C11</svg:desc>
                </draw:g>
              </table:table-cell>
              <table:table-cell office:value-type="float" office:value="8.17083333333333">
                <text:p>8.17083333333333</text:p>
                <draw:g>
                  <svg:desc>'Testes Estatísticos'.D2:'Testes Estatísticos'.D11</svg:desc>
                </draw:g>
              </table:table-cell>
              <table:table-cell office:value-type="float" office:value="0.00877384983309203">
                <text:p>0.00877384983309203</text:p>
                <draw:g>
                  <svg:desc>'Testes Estatísticos'.E2:'Testes Estatísticos'.E11</svg:desc>
                </draw:g>
              </table:table-cell>
              <table:table-cell office:value-type="float" office:value="NaN">
                <text:p>NaN</text:p>
                <draw:g>
                  <svg:desc>'Testes Estatísticos'.F2:'Testes Estatísticos'.F11</svg:desc>
                </draw:g>
              </table:table-cell>
            </table:table-row>
            <table:table-row>
              <table:table-cell office:value-type="string">
                <text:p>Alemanha Finlandia</text:p>
                <text:list>
                  <text:list-item>
                    <text:p>Alemanh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3.50625">
                <text:p>3.50625</text:p>
              </table:table-cell>
              <table:table-cell office:value-type="float" office:value="0.112994691257166">
                <text:p>0.11299469125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emanha Grecia</text:p>
                <text:list>
                  <text:list-item>
                    <text:p>Alemanh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3.20625">
                <text:p>3.20625</text:p>
              </table:table-cell>
              <table:table-cell office:value-type="float" office:value="0.0985642086732287">
                <text:p>0.098564208673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emanha Suecia</text:p>
                <text:list>
                  <text:list-item>
                    <text:p>Alemanh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4.33125">
                <text:p>4.33125</text:p>
              </table:table-cell>
              <table:table-cell office:value-type="float" office:value="0.725186078139132">
                <text:p>0.72518607813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Finlandia</text:p>
                <text:list>
                  <text:list-item>
                    <text:p>Estoni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8.17083333">
                <text:p>8.17083333</text:p>
              </table:table-cell>
              <table:table-cell office:value-type="float" office:value="3.50625">
                <text:p>3.50625</text:p>
              </table:table-cell>
              <table:table-cell office:value-type="float" office:value="0.000659293942235597">
                <text:p>0.000659293942235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Grecia</text:p>
                <text:list>
                  <text:list-item>
                    <text:p>Eston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8.1708333333">
                <text:p>8.1708333333</text:p>
              </table:table-cell>
              <table:table-cell office:value-type="float" office:value="3.20625">
                <text:p>3.20625</text:p>
              </table:table-cell>
              <table:table-cell office:value-type="float" office:value="0.000595137676236317">
                <text:p>0.00059513767623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Suecia</text:p>
                <text:list>
                  <text:list-item>
                    <text:p>Eston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8.1708333333">
                <text:p>8.1708333333</text:p>
              </table:table-cell>
              <table:table-cell office:value-type="float" office:value="4.33125">
                <text:p>4.33125</text:p>
              </table:table-cell>
              <table:table-cell office:value-type="float" office:value="0.00491509991091877">
                <text:p>0.0049150999109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landia Grecia</text:p>
                <text:list>
                  <text:list-item>
                    <text:p>Finland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3.50625">
                <text:p>3.50625</text:p>
              </table:table-cell>
              <table:table-cell office:value-type="float" office:value="3.20625">
                <text:p>3.20625</text:p>
              </table:table-cell>
              <table:table-cell office:value-type="float" office:value="0.69887457841529">
                <text:p>0.6988745784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landia Suecia</text:p>
                <text:list>
                  <text:list-item>
                    <text:p>Finland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3.50625">
                <text:p>3.50625</text:p>
              </table:table-cell>
              <table:table-cell office:value-type="float" office:value="4.33125">
                <text:p>4.33125</text:p>
              </table:table-cell>
              <table:table-cell office:value-type="float" office:value="0.206936059585872">
                <text:p>0.20693605958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cia Suecia</text:p>
                <text:list>
                  <text:list-item>
                    <text:p>Grec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3.20625">
                <text:p>3.20625</text:p>
              </table:table-cell>
              <table:table-cell office:value-type="float" office:value="4.33125">
                <text:p>4.33125</text:p>
              </table:table-cell>
              <table:table-cell office:value-type="float" office:value="0.166010797157672">
                <text:p>0.1660107971576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